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3"/>
        <table:table-column table:style-name="co4" table:default-cell-style-name="ce10"/>
        <table:table-column table:style-name="co5" table:default-cell-style-name="ce17"/>
        <table:table-column table:style-name="co6" table:default-cell-style-name="ce18"/>
        <table:table-column table:style-name="co6" table:default-cell-style-name="Default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4" table:default-cell-style-name="ce10"/>
        <table:table-column table:style-name="co6" table:default-cell-style-name="ce20"/>
        <table:table-column table:style-name="co2" table:default-cell-style-name="ce25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2" office:value-type="string" calcext:value-type="string">
            <text:p>CP1</text:p>
          </table:table-cell>
          <table:table-cell table:style-name="ce12" office:value-type="string" calcext:value-type="string">
            <text:p>CP2</text:p>
          </table:table-cell>
          <table:table-cell table:style-name="ce12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2" office:value-type="string" calcext:value-type="string">
            <text:p>FP – P</text:p>
          </table:table-cell>
          <table:table-cell table:style-name="ce12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4" office:value-type="string" calcext:value-type="string">
            <text:p>FP Final</text:p>
          </table:table-cell>
          <table:table-cell table:style-name="ce9"/>
          <table:table-cell table:style-name="ce15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8" office:value-type="string" calcext:value-type="string">
            <text:p>Final GPA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9"/>
          <table:table-cell table:style-name="ce19"/>
          <table:table-cell table:style-name="ce22"/>
          <table:table-cell table:style-name="ce12" table:number-columns-repeated="971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 table:formula="of:=(SUM(VLOOKUP([.B2]; [.$AT$2:.$AU$15]; 2; 0)))" office:value-type="float" office:value="86" calcext:value-type="float">
            <text:p>86.000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2:.U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X2]/100*0.05+[.Y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2]/100*0.15+[.AC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2] + [.AD2] + [.AI2] + [.AN2]" office:value-type="float" office:value="86.285" calcext:value-type="float">
            <text:p>86.28500</text:p>
          </table:table-cell>
          <table:table-cell table:style-name="ce16" table:formula="of:=IF([.AP2]&gt;=0.9875;&quot;A+&quot;;  IF([.AP2]&gt;=0.94; &quot;A&quot;; IF([.AP2]&gt;=0.9; &quot;A-&quot;; IF([.AP2]&gt;=0.87; &quot;B+&quot;; IF([.AP2]&gt;=0.84;&quot;B&quot;; IF([.AP2]&gt;=0.8; &quot;B-&quot;; IF([.AP2]&gt;=0.77; &quot;C+&quot;; IF([.AP2]&gt;=0.74;&quot;C&quot;; IF([.AP2]&gt;=0.7; &quot;C-&quot;; IF([.AP2]&gt;=0.67; &quot;D+&quot;; IF([.AP2]&gt;=0.64;&quot;D&quot;; IF([.AP2]&gt;=0.6; &quot;D-&quot;; &quot;F&quot;))))))))))))" office:value-type="string" office:string-value="A+" calcext:value-type="string">
            <text:p>A+</text:p>
          </table:table-cell>
          <table:table-cell table:style-name="ce18" table:formula="of:=VLOOKUP([.AQ2]; [.$AW$2:.$AX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table:formula="of:=SUM([.N3:.U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X3]/100*0.05+[.Y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3]/100*0.15+[.AC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3] + [.AD3] + [.AI3] + [.AN3]" office:value-type="float" office:value="0.288" calcext:value-type="float">
            <text:p>0.28800</text:p>
          </table:table-cell>
          <table:table-cell table:style-name="ce16" table:formula="of:=IF([.AP3]&gt;=0.9875;&quot;A+&quot;;  IF([.AP3]&gt;=0.94; &quot;A&quot;; IF([.AP3]&gt;=0.9; &quot;A-&quot;; IF([.AP3]&gt;=0.87; &quot;B+&quot;; IF([.AP3]&gt;=0.84;&quot;B&quot;; IF([.AP3]&gt;=0.8; &quot;B-&quot;; IF([.AP3]&gt;=0.77; &quot;C+&quot;; IF([.AP3]&gt;=0.74;&quot;C&quot;; IF([.AP3]&gt;=0.7; &quot;C-&quot;; IF([.AP3]&gt;=0.67; &quot;D+&quot;; IF([.AP3]&gt;=0.64;&quot;D&quot;; IF([.AP3]&gt;=0.6; &quot;D-&quot;; &quot;F&quot;))))))))))))" office:value-type="string" office:string-value="F" calcext:value-type="string">
            <text:p>F</text:p>
          </table:table-cell>
          <table:table-cell table:style-name="ce18" table:formula="of:=VLOOKUP([.AQ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4:.U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X4]/100*0.05+[.Y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AB4]/100*0.15+[.AC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4] + [.AD4] + [.AI4] + [.AN4]" office:value-type="float" office:value="0.3305" calcext:value-type="float">
            <text:p>0.33050</text:p>
          </table:table-cell>
          <table:table-cell table:style-name="ce16" table:formula="of:=IF([.AP4]&gt;=0.9875;&quot;A+&quot;;  IF([.AP4]&gt;=0.94; &quot;A&quot;; IF([.AP4]&gt;=0.9; &quot;A-&quot;; IF([.AP4]&gt;=0.87; &quot;B+&quot;; IF([.AP4]&gt;=0.84;&quot;B&quot;; IF([.AP4]&gt;=0.8; &quot;B-&quot;; IF([.AP4]&gt;=0.77; &quot;C+&quot;; IF([.AP4]&gt;=0.74;&quot;C&quot;; IF([.AP4]&gt;=0.7; &quot;C-&quot;; IF([.AP4]&gt;=0.67; &quot;D+&quot;; IF([.AP4]&gt;=0.64;&quot;D&quot;; IF([.AP4]&gt;=0.6; &quot;D-&quot;; &quot;F&quot;))))))))))))" office:value-type="string" office:string-value="F" calcext:value-type="string">
            <text:p>F</text:p>
          </table:table-cell>
          <table:table-cell table:style-name="ce18" table:formula="of:=VLOOKUP([.AQ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5:.U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 table:formula="of:=[.X5]/100*0.05+[.Y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 table:formula="of:=[.AB5]/100*0.15+[.AC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5] + [.AD5] + [.AI5] + [.AN5]" office:value-type="float" office:value="0.226" calcext:value-type="float">
            <text:p>0.22600</text:p>
          </table:table-cell>
          <table:table-cell table:style-name="ce16" table:formula="of:=IF([.AP5]&gt;=0.9875;&quot;A+&quot;;  IF([.AP5]&gt;=0.94; &quot;A&quot;; IF([.AP5]&gt;=0.9; &quot;A-&quot;; IF([.AP5]&gt;=0.87; &quot;B+&quot;; IF([.AP5]&gt;=0.84;&quot;B&quot;; IF([.AP5]&gt;=0.8; &quot;B-&quot;; IF([.AP5]&gt;=0.77; &quot;C+&quot;; IF([.AP5]&gt;=0.74;&quot;C&quot;; IF([.AP5]&gt;=0.7; &quot;C-&quot;; IF([.AP5]&gt;=0.67; &quot;D+&quot;; IF([.AP5]&gt;=0.64;&quot;D&quot;; IF([.AP5]&gt;=0.6; &quot;D-&quot;; &quot;F&quot;))))))))))))" office:value-type="string" office:string-value="F" calcext:value-type="string">
            <text:p>F</text:p>
          </table:table-cell>
          <table:table-cell table:style-name="ce18" table:formula="of:=VLOOKUP([.AQ5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6:.U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X6]/100*0.05+[.Y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 table:formula="of:=[.AB6]/100*0.15+[.AC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6] + [.AD6] + [.AI6] + [.AN6]" office:value-type="float" office:value="0.184" calcext:value-type="float">
            <text:p>0.18400</text:p>
          </table:table-cell>
          <table:table-cell table:style-name="ce16" table:formula="of:=IF([.AP6]&gt;=0.9875;&quot;A+&quot;;  IF([.AP6]&gt;=0.94; &quot;A&quot;; IF([.AP6]&gt;=0.9; &quot;A-&quot;; IF([.AP6]&gt;=0.87; &quot;B+&quot;; IF([.AP6]&gt;=0.84;&quot;B&quot;; IF([.AP6]&gt;=0.8; &quot;B-&quot;; IF([.AP6]&gt;=0.77; &quot;C+&quot;; IF([.AP6]&gt;=0.74;&quot;C&quot;; IF([.AP6]&gt;=0.7; &quot;C-&quot;; IF([.AP6]&gt;=0.67; &quot;D+&quot;; IF([.AP6]&gt;=0.64;&quot;D&quot;; IF([.AP6]&gt;=0.6; &quot;D-&quot;; &quot;F&quot;))))))))))))" office:value-type="string" office:string-value="F" calcext:value-type="string">
            <text:p>F</text:p>
          </table:table-cell>
          <table:table-cell table:style-name="ce18" table:formula="of:=VLOOKUP([.AQ6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7:.U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X7]/100*0.05+[.Y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7]/100*0.15+[.AC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 table:formula="of:=[.L7] + [.AD7] + [.AI7] + [.AN7]" office:value-type="float" office:value="0.2615" calcext:value-type="float">
            <text:p>0.26150</text:p>
          </table:table-cell>
          <table:table-cell table:style-name="ce16" table:formula="of:=IF([.AP7]&gt;=0.9875;&quot;A+&quot;;  IF([.AP7]&gt;=0.94; &quot;A&quot;; IF([.AP7]&gt;=0.9; &quot;A-&quot;; IF([.AP7]&gt;=0.87; &quot;B+&quot;; IF([.AP7]&gt;=0.84;&quot;B&quot;; IF([.AP7]&gt;=0.8; &quot;B-&quot;; IF([.AP7]&gt;=0.77; &quot;C+&quot;; IF([.AP7]&gt;=0.74;&quot;C&quot;; IF([.AP7]&gt;=0.7; &quot;C-&quot;; IF([.AP7]&gt;=0.67; &quot;D+&quot;; IF([.AP7]&gt;=0.64;&quot;D&quot;; IF([.AP7]&gt;=0.6; &quot;D-&quot;; &quot;F&quot;))))))))))))" office:value-type="string" office:string-value="F" calcext:value-type="string">
            <text:p>F</text:p>
          </table:table-cell>
          <table:table-cell table:style-name="ce18" table:formula="of:=VLOOKUP([.AQ7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8:.U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 table:formula="of:=[.X8]/100*0.05+[.Y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AB8]/100*0.15+[.AC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 table:formula="of:=[.L8] + [.AD8] + [.AI8] + [.AN8]" office:value-type="float" office:value="0.248" calcext:value-type="float">
            <text:p>0.24800</text:p>
          </table:table-cell>
          <table:table-cell table:style-name="ce16" table:formula="of:=IF([.AP8]&gt;=0.9875;&quot;A+&quot;;  IF([.AP8]&gt;=0.94; &quot;A&quot;; IF([.AP8]&gt;=0.9; &quot;A-&quot;; IF([.AP8]&gt;=0.87; &quot;B+&quot;; IF([.AP8]&gt;=0.84;&quot;B&quot;; IF([.AP8]&gt;=0.8; &quot;B-&quot;; IF([.AP8]&gt;=0.77; &quot;C+&quot;; IF([.AP8]&gt;=0.74;&quot;C&quot;; IF([.AP8]&gt;=0.7; &quot;C-&quot;; IF([.AP8]&gt;=0.67; &quot;D+&quot;; IF([.AP8]&gt;=0.64;&quot;D&quot;; IF([.AP8]&gt;=0.6; &quot;D-&quot;; &quot;F&quot;))))))))))))" office:value-type="string" office:string-value="F" calcext:value-type="string">
            <text:p>F</text:p>
          </table:table-cell>
          <table:table-cell table:style-name="ce18" table:formula="of:=VLOOKUP([.AQ8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9:.U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 table:formula="of:=[.X9]/100*0.05+[.Y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 table:formula="of:=[.AB9]/100*0.15+[.AC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/>
          <table:table-cell table:style-name="ce16"/>
          <table:table-cell table:style-name="ce18"/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0:.U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0]/100*0.05+[.Y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0]/100*0.15+[.AC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10] + [.AD10] + [.AI10] + [.AN10]" office:value-type="float" office:value="0.2445" calcext:value-type="float">
            <text:p>0.24450</text:p>
          </table:table-cell>
          <table:table-cell table:style-name="ce16" table:formula="of:=IF([.AP10]&gt;=0.9875;&quot;A+&quot;;  IF([.AP10]&gt;=0.94; &quot;A&quot;; IF([.AP10]&gt;=0.9; &quot;A-&quot;; IF([.AP10]&gt;=0.87; &quot;B+&quot;; IF([.AP10]&gt;=0.84;&quot;B&quot;; IF([.AP10]&gt;=0.8; &quot;B-&quot;; IF([.AP10]&gt;=0.77; &quot;C+&quot;; IF([.AP10]&gt;=0.74;&quot;C&quot;; IF([.AP10]&gt;=0.7; &quot;C-&quot;; IF([.AP10]&gt;=0.67; &quot;D+&quot;; IF([.AP10]&gt;=0.64;&quot;D&quot;; IF([.AP10]&gt;=0.6; &quot;D-&quot;; &quot;F&quot;))))))))))))" office:value-type="string" office:string-value="F" calcext:value-type="string">
            <text:p>F</text:p>
          </table:table-cell>
          <table:table-cell table:style-name="ce18" table:formula="of:=VLOOKUP([.AQ10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1:.U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1]/100*0.05+[.Y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 table:formula="of:=[.AB11]/100*0.15+[.AC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1] + [.AD11] + [.AI11] + [.AN11]" office:value-type="float" office:value="0.25" calcext:value-type="float">
            <text:p>0.25000</text:p>
          </table:table-cell>
          <table:table-cell table:style-name="ce16" table:formula="of:=IF([.AP11]&gt;=0.9875;&quot;A+&quot;;  IF([.AP11]&gt;=0.94; &quot;A&quot;; IF([.AP11]&gt;=0.9; &quot;A-&quot;; IF([.AP11]&gt;=0.87; &quot;B+&quot;; IF([.AP11]&gt;=0.84;&quot;B&quot;; IF([.AP11]&gt;=0.8; &quot;B-&quot;; IF([.AP11]&gt;=0.77; &quot;C+&quot;; IF([.AP11]&gt;=0.74;&quot;C&quot;; IF([.AP11]&gt;=0.7; &quot;C-&quot;; IF([.AP11]&gt;=0.67; &quot;D+&quot;; IF([.AP11]&gt;=0.64;&quot;D&quot;; IF([.AP11]&gt;=0.6; &quot;D-&quot;; &quot;F&quot;))))))))))))" office:value-type="string" office:string-value="F" calcext:value-type="string">
            <text:p>F</text:p>
          </table:table-cell>
          <table:table-cell table:style-name="ce18" table:formula="of:=VLOOKUP([.AQ11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2:.U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2]/100*0.05+[.Y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AB12]/100*0.15+[.AC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2] + [.AD12] + [.AI12] + [.AN12]" office:value-type="float" office:value="0.2815" calcext:value-type="float">
            <text:p>0.28150</text:p>
          </table:table-cell>
          <table:table-cell table:style-name="ce16" table:formula="of:=IF([.AP12]&gt;=0.9875;&quot;A+&quot;;  IF([.AP12]&gt;=0.94; &quot;A&quot;; IF([.AP12]&gt;=0.9; &quot;A-&quot;; IF([.AP12]&gt;=0.87; &quot;B+&quot;; IF([.AP12]&gt;=0.84;&quot;B&quot;; IF([.AP12]&gt;=0.8; &quot;B-&quot;; IF([.AP12]&gt;=0.77; &quot;C+&quot;; IF([.AP12]&gt;=0.74;&quot;C&quot;; IF([.AP12]&gt;=0.7; &quot;C-&quot;; IF([.AP12]&gt;=0.67; &quot;D+&quot;; IF([.AP12]&gt;=0.64;&quot;D&quot;; IF([.AP12]&gt;=0.6; &quot;D-&quot;; &quot;F&quot;))))))))))))" office:value-type="string" office:string-value="F" calcext:value-type="string">
            <text:p>F</text:p>
          </table:table-cell>
          <table:table-cell table:style-name="ce18" table:formula="of:=VLOOKUP([.AQ12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3:.U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3]/100*0.05+[.Y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AB13]/100*0.15+[.AC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13] + [.AD13] + [.AI13] + [.AN13]" office:value-type="float" office:value="0.3365" calcext:value-type="float">
            <text:p>0.33650</text:p>
          </table:table-cell>
          <table:table-cell table:style-name="ce16" table:formula="of:=IF([.AP13]&gt;=0.9875;&quot;A+&quot;;  IF([.AP13]&gt;=0.94; &quot;A&quot;; IF([.AP13]&gt;=0.9; &quot;A-&quot;; IF([.AP13]&gt;=0.87; &quot;B+&quot;; IF([.AP13]&gt;=0.84;&quot;B&quot;; IF([.AP13]&gt;=0.8; &quot;B-&quot;; IF([.AP13]&gt;=0.77; &quot;C+&quot;; IF([.AP13]&gt;=0.74;&quot;C&quot;; IF([.AP13]&gt;=0.7; &quot;C-&quot;; IF([.AP13]&gt;=0.67; &quot;D+&quot;; IF([.AP13]&gt;=0.64;&quot;D&quot;; IF([.AP13]&gt;=0.6; &quot;D-&quot;; &quot;F&quot;))))))))))))" office:value-type="string" office:string-value="F" calcext:value-type="string">
            <text:p>F</text:p>
          </table:table-cell>
          <table:table-cell table:style-name="ce18" table:formula="of:=VLOOKUP([.AQ1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4:.U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[.X14]/100*0.05+[.Y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 table:formula="of:=[.AB14]/100*0.15+[.AC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 table:formula="of:=[.L14] + [.AD14] + [.AI14] + [.AN14]" office:value-type="float" office:value="0.2275" calcext:value-type="float">
            <text:p>0.22750</text:p>
          </table:table-cell>
          <table:table-cell table:style-name="ce16" table:formula="of:=IF([.AP14]&gt;=0.9875;&quot;A+&quot;;  IF([.AP14]&gt;=0.94; &quot;A&quot;; IF([.AP14]&gt;=0.9; &quot;A-&quot;; IF([.AP14]&gt;=0.87; &quot;B+&quot;; IF([.AP14]&gt;=0.84;&quot;B&quot;; IF([.AP14]&gt;=0.8; &quot;B-&quot;; IF([.AP14]&gt;=0.77; &quot;C+&quot;; IF([.AP14]&gt;=0.74;&quot;C&quot;; IF([.AP14]&gt;=0.7; &quot;C-&quot;; IF([.AP14]&gt;=0.67; &quot;D+&quot;; IF([.AP14]&gt;=0.64;&quot;D&quot;; IF([.AP14]&gt;=0.6; &quot;D-&quot;; &quot;F&quot;))))))))))))" office:value-type="string" office:string-value="F" calcext:value-type="string">
            <text:p>F</text:p>
          </table:table-cell>
          <table:table-cell table:style-name="ce18" table:formula="of:=VLOOKUP([.AQ1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5:.U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5]/100*0.05+[.Y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15]/100*0.15+[.AC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15] + [.AD15] + [.AI15] + [.AN15]" office:value-type="float" office:value="0.2675" calcext:value-type="float">
            <text:p>0.26750</text:p>
          </table:table-cell>
          <table:table-cell table:style-name="ce16" table:formula="of:=IF([.AP15]&gt;=0.9875;&quot;A+&quot;;  IF([.AP15]&gt;=0.94; &quot;A&quot;; IF([.AP15]&gt;=0.9; &quot;A-&quot;; IF([.AP15]&gt;=0.87; &quot;B+&quot;; IF([.AP15]&gt;=0.84;&quot;B&quot;; IF([.AP15]&gt;=0.8; &quot;B-&quot;; IF([.AP15]&gt;=0.77; &quot;C+&quot;; IF([.AP15]&gt;=0.74;&quot;C&quot;; IF([.AP15]&gt;=0.7; &quot;C-&quot;; IF([.AP15]&gt;=0.67; &quot;D+&quot;; IF([.AP15]&gt;=0.64;&quot;D&quot;; IF([.AP15]&gt;=0.6; &quot;D-&quot;; &quot;F&quot;))))))))))))" office:value-type="string" office:string-value="F" calcext:value-type="string">
            <text:p>F</text:p>
          </table:table-cell>
          <table:table-cell table:style-name="ce18" table:formula="of:=VLOOKUP([.AQ15]; [.$AW$2:.$AX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table:formula="of:=SUM([.N16:.U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X16]/100*0.05+[.Y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AB16]/100*0.15+[.AC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16] + [.AD16] + [.AI16] + [.AN16]" office:value-type="float" office:value="0.246" calcext:value-type="float">
            <text:p>0.24600</text:p>
          </table:table-cell>
          <table:table-cell table:style-name="ce16" table:formula="of:=IF([.AP16]&gt;=0.9875;&quot;A+&quot;;  IF([.AP16]&gt;=0.94; &quot;A&quot;; IF([.AP16]&gt;=0.9; &quot;A-&quot;; IF([.AP16]&gt;=0.87; &quot;B+&quot;; IF([.AP16]&gt;=0.84;&quot;B&quot;; IF([.AP16]&gt;=0.8; &quot;B-&quot;; IF([.AP16]&gt;=0.77; &quot;C+&quot;; IF([.AP16]&gt;=0.74;&quot;C&quot;; IF([.AP16]&gt;=0.7; &quot;C-&quot;; IF([.AP16]&gt;=0.67; &quot;D+&quot;; IF([.AP16]&gt;=0.64;&quot;D&quot;; IF([.AP16]&gt;=0.6; &quot;D-&quot;; &quot;F&quot;))))))))))))" office:value-type="string" office:string-value="F" calcext:value-type="string">
            <text:p>F</text:p>
          </table:table-cell>
          <table:table-cell table:style-name="ce18" table:formula="of:=VLOOKUP([.AQ16]; [.$AW$2:.$AX$15]; 2; 0)" office:value-type="float" office:value="0" calcext:value-type="float">
            <text:p>0</text:p>
          </table:table-cell>
          <table:table-cell/>
          <table:table-cell table:style-name="ce21"/>
          <table:table-cell table:style-name="ce10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7:.U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X17]/100*0.05+[.Y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AB17]/100*0.15+[.AC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7] + [.AD17] + [.AI17] + [.AN17]" office:value-type="float" office:value="0.319" calcext:value-type="float">
            <text:p>0.31900</text:p>
          </table:table-cell>
          <table:table-cell table:style-name="ce16" table:formula="of:=IF([.AP17]&gt;=0.9875;&quot;A+&quot;;  IF([.AP17]&gt;=0.94; &quot;A&quot;; IF([.AP17]&gt;=0.9; &quot;A-&quot;; IF([.AP17]&gt;=0.87; &quot;B+&quot;; IF([.AP17]&gt;=0.84;&quot;B&quot;; IF([.AP17]&gt;=0.8; &quot;B-&quot;; IF([.AP17]&gt;=0.77; &quot;C+&quot;; IF([.AP17]&gt;=0.74;&quot;C&quot;; IF([.AP17]&gt;=0.7; &quot;C-&quot;; IF([.AP17]&gt;=0.67; &quot;D+&quot;; IF([.AP17]&gt;=0.64;&quot;D&quot;; IF([.AP17]&gt;=0.6; &quot;D-&quot;; &quot;F&quot;))))))))))))" office:value-type="string" office:string-value="F" calcext:value-type="string">
            <text:p>F</text:p>
          </table:table-cell>
          <table:table-cell table:style-name="ce18" table:formula="of:=VLOOKUP([.AQ17]; [.$AW$2:.$AX$15]; 2; 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8:.U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X18]/100*0.05+[.Y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8]/100*0.15+[.AC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8] + [.AD18] + [.AI18] + [.AN18]" office:value-type="float" office:value="0.2505" calcext:value-type="float">
            <text:p>0.25050</text:p>
          </table:table-cell>
          <table:table-cell table:style-name="ce16" table:formula="of:=IF([.AP18]&gt;=0.9875;&quot;A+&quot;;  IF([.AP18]&gt;=0.94; &quot;A&quot;; IF([.AP18]&gt;=0.9; &quot;A-&quot;; IF([.AP18]&gt;=0.87; &quot;B+&quot;; IF([.AP18]&gt;=0.84;&quot;B&quot;; IF([.AP18]&gt;=0.8; &quot;B-&quot;; IF([.AP18]&gt;=0.77; &quot;C+&quot;; IF([.AP18]&gt;=0.74;&quot;C&quot;; IF([.AP18]&gt;=0.7; &quot;C-&quot;; IF([.AP18]&gt;=0.67; &quot;D+&quot;; IF([.AP18]&gt;=0.64;&quot;D&quot;; IF([.AP18]&gt;=0.6; &quot;D-&quot;; &quot;F&quot;))))))))))))" office:value-type="string" office:string-value="F" calcext:value-type="string">
            <text:p>F</text:p>
          </table:table-cell>
          <table:table-cell table:style-name="ce18" table:formula="of:=VLOOKUP([.AQ18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9:.U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9]/100*0.05+[.Y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AB19]/100*0.15+[.AC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9] + [.AD19] + [.AI19] + [.AN19]" office:value-type="float" office:value="0.277" calcext:value-type="float">
            <text:p>0.27700</text:p>
          </table:table-cell>
          <table:table-cell table:style-name="ce16" table:formula="of:=IF([.AP19]&gt;=0.9875;&quot;A+&quot;;  IF([.AP19]&gt;=0.94; &quot;A&quot;; IF([.AP19]&gt;=0.9; &quot;A-&quot;; IF([.AP19]&gt;=0.87; &quot;B+&quot;; IF([.AP19]&gt;=0.84;&quot;B&quot;; IF([.AP19]&gt;=0.8; &quot;B-&quot;; IF([.AP19]&gt;=0.77; &quot;C+&quot;; IF([.AP19]&gt;=0.74;&quot;C&quot;; IF([.AP19]&gt;=0.7; &quot;C-&quot;; IF([.AP19]&gt;=0.67; &quot;D+&quot;; IF([.AP19]&gt;=0.64;&quot;D&quot;; IF([.AP19]&gt;=0.6; &quot;D-&quot;; &quot;F&quot;))))))))))))" office:value-type="string" office:string-value="F" calcext:value-type="string">
            <text:p>F</text:p>
          </table:table-cell>
          <table:table-cell table:style-name="ce18" table:formula="of:=VLOOKUP([.AQ19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5" table:formula="of:=[.L20] + [.AD20] + [.AI20] + [.AN20]" office:value-type="float" office:value="0" calcext:value-type="float">
            <text:p>0.00000</text:p>
          </table:table-cell>
          <table:table-cell table:style-name="ce16" table:formula="of:=IF([.AP20]&gt;=0.9875;&quot;A+&quot;;  IF([.AP20]&gt;=0.94; &quot;A&quot;; IF([.AP20]&gt;=0.9; &quot;A-&quot;; IF([.AP20]&gt;=0.87; &quot;B+&quot;; IF([.AP20]&gt;=0.84;&quot;B&quot;; IF([.AP20]&gt;=0.8; &quot;B-&quot;; IF([.AP20]&gt;=0.77; &quot;C+&quot;; IF([.AP20]&gt;=0.74;&quot;C&quot;; IF([.AP20]&gt;=0.7; &quot;C-&quot;; IF([.AP20]&gt;=0.67; &quot;D+&quot;; IF([.AP20]&gt;=0.64;&quot;D&quot;; IF([.AP20]&gt;=0.6; &quot;D-&quot;; &quot;F&quot;))))))))))))" office:value-type="string" office:string-value="F" calcext:value-type="string">
            <text:p>F</text:p>
          </table:table-cell>
          <table:table-cell table:style-name="ce18" table:formula="of:=VLOOKUP([.AQ20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 table:formula="of:=AVERAGE([.V2:.V19])" office:value-type="float" office:value="0.0868055555555556" calcext:value-type="float">
            <text:p>0.08681</text:p>
          </table:table-cell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 table:formula="of:=AVERAGE([.Z2:.Z18])" office:value-type="float" office:value="0.0739411764705882" calcext:value-type="float">
            <text:p>0.07394</text:p>
          </table:table-cell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 table:formula="of:=AVERAGE([.AC2:.AC19])" office:value-type="float" office:value="72.4444444444444" calcext:value-type="float">
            <text:p>72.4444444444</text:p>
          </table:table-cell>
          <table:table-cell table:style-name="ce7" table:formula="of:=AVERAGE([.AD2:.AD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5" table:formula="of:=[.L21] + [.AD21] + [.AI21] + [.AN21]" office:value-type="float" office:value="0.263638888888889" calcext:value-type="float">
            <text:p>0.26364</text:p>
          </table:table-cell>
          <table:table-cell table:style-name="ce16" table:formula="of:=IF([.AP21]&gt;=0.9875;&quot;A+&quot;;  IF([.AP21]&gt;=0.94; &quot;A&quot;; IF([.AP21]&gt;=0.9; &quot;A-&quot;; IF([.AP21]&gt;=0.87; &quot;B+&quot;; IF([.AP21]&gt;=0.84;&quot;B&quot;; IF([.AP21]&gt;=0.8; &quot;B-&quot;; IF([.AP21]&gt;=0.77; &quot;C+&quot;; IF([.AP21]&gt;=0.74;&quot;C&quot;; IF([.AP21]&gt;=0.7; &quot;C-&quot;; IF([.AP21]&gt;=0.67; &quot;D+&quot;; IF([.AP21]&gt;=0.64;&quot;D&quot;; IF([.AP21]&gt;=0.6; &quot;D-&quot;; &quot;F&quot;))))))))))))" office:value-type="string" office:string-value="F" calcext:value-type="string">
            <text:p>F</text:p>
          </table:table-cell>
          <table:table-cell table:style-name="ce18" table:formula="of:=VLOOKUP([.AQ21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11" table:formula="of:=(SUM(VLOOKUP([.B2]; [.$AG$2:.$AH$14]; 2; 0)))" office:value-type="float" office:value="45" calcext:value-type="float">
            <text:p>45.00000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5" table:formula="of:=[.L22] + [.AD22] + [.AI22] + [.AN22]" office:value-type="float" office:value="0" calcext:value-type="float">
            <text:p>0.00000</text:p>
          </table:table-cell>
          <table:table-cell table:style-name="ce16" table:formula="of:=IF([.AP22]&gt;=0.9875;&quot;A+&quot;;  IF([.AP22]&gt;=0.94; &quot;A&quot;; IF([.AP22]&gt;=0.9; &quot;A-&quot;; IF([.AP22]&gt;=0.87; &quot;B+&quot;; IF([.AP22]&gt;=0.84;&quot;B&quot;; IF([.AP22]&gt;=0.8; &quot;B-&quot;; IF([.AP22]&gt;=0.77; &quot;C+&quot;; IF([.AP22]&gt;=0.74;&quot;C&quot;; IF([.AP22]&gt;=0.7; &quot;C-&quot;; IF([.AP22]&gt;=0.67; &quot;D+&quot;; IF([.AP22]&gt;=0.64;&quot;D&quot;; IF([.AP22]&gt;=0.6; &quot;D-&quot;; &quot;F&quot;))))))))))))" office:value-type="string" office:string-value="F" calcext:value-type="string">
            <text:p>F</text:p>
          </table:table-cell>
          <table:table-cell table:style-name="ce18" table:formula="of:=VLOOKUP([.AQ22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6" table:formula="of:=AVERAGE([.AP2:.AP19])" office:value-type="float" office:value="5.32488235294118" calcext:value-type="float">
            <text:p>5.3248823529</text:p>
          </table:table-cell>
          <table:table-cell table:style-name="ce13"/>
          <table:table-cell table:style-name="ce16" table:formula="of:=AVERAGE([.AR2:.AR22])" office:value-type="float" office:value="0.2" calcext:value-type="float">
            <text:p>0.2</text:p>
          </table:table-cell>
          <table:table-cell table:number-columns-repeated="980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7:59.375040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4:11:35.555367190</dc:date>
    <dc:creator>Gregory Kapfhammer</dc:creator>
    <meta:editing-duration>P9DT6H56M24S</meta:editing-duration>
    <meta:editing-cycles>25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743" meta:object-count="0"/>
  </office:meta>
</office:document-meta>
</file>